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1.929cm"/>
    </style:style>
    <style:style style:name="pr6" style:family="presentation" style:parent-style-name="Výchozí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fo:font-size="54pt" style:font-size-asian="54pt" style:font-size-complex="54pt"/>
    </style:style>
    <style:style style:name="P8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GIT pro začátečníky</text:span></text:p>
            <text:p text:style-name="P1"><text:span text:style-name="T2">Martin Štulc</text:span></text:p>
            <text:p text:style-name="P1"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Stažení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nux</text:p>
                <text:list>
                  <text:list-item>
                    <text:p>sudo apt-get install git git-gui gitk</text:p>
                  </text:list-item>
                </text:list>
              </text:list-item>
              <text:list-item>
                <text:p>Windows</text:p>
                <text:list>
                  <text:list-item>
                    <text:p><text:a xlink:href="https://git-scm.com/download/win" xlink:type="simple">https://git-scm.com/download/win</text:a></text:p>
                  </text:list-item>
                  <text:list-item>
                    <text:p>Při instalaci nechat zašrtnuté původní hodno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říprav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nux</text:p>
                <text:list>
                  <text:list-item>
                    <text:p>cd do složky kde chceme vytvořit repozitář</text:p>
                  </text:list-item>
                  <text:list-item>
                    <text:p>Např. ~/repo/git</text:p>
                  </text:list-item>
                </text:list>
              </text:list-item>
              <text:list-item>
                <text:p>Windows</text:p>
                <text:list>
                  <text:list-item>
                    <text:p>Spustit Git Bash</text:p>
                    <text:list>
                      <text:list-item>
                        <text:p>fungují zde linuxové příkazy</text:p>
                      </text:list-item>
                    </text:list>
                  </text:list-item>
                  <text:list-item>
                    <text:p>Příkazem cd přejít do složky, kde chceme vytvořit repozitář</text:p>
                  </text:list-item>
                </text:list>
              </text:list-item>
              <text:list-item>
                <text:p>Github</text:p>
                <text:list>
                  <text:list-item>
                    <text:p>github.com – založit účet – voliteln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Co je to GI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tribuovaný systém správy verzí</text:p>
              </text:list-item>
              <text:list-item>
                <text:p>Linus Torvalds</text:p>
              </text:list-item>
              <text:list-item>
                <text:p>Původně pro vývoj jádra Linuxu</text:p>
              </text:list-item>
              <text:list-item>
                <text:p>Původně - nízkoúrovňový základ pro vývoj různých systémů, správy verzí </text:p>
              </text:list-item>
              <text:list-item>
                <text:p>Postupně rozrostlo na kompletní systém pro správu revizí, použitelný bez doplňkových nástrojů</text:p>
              </text:list-item>
              <text:list-item>
                <text:p>Vývojář má k dispozici lokální kopii celé historie vývo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ředchůdci (alternativy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VS - Concurrent Version System</text:p>
                <text:list>
                  <text:list-item>
                    <text:p>Nedostatečná podpora UTF; file-by-file</text:p>
                  </text:list-item>
                  <text:list-item>
                    <text:p>Problematické větvení; neatomický commit</text:p>
                  </text:list-item>
                  <text:list-item>
                    <text:p>Problémy s binárními soubory</text:p>
                  </text:list-item>
                  <text:list-item>
                    <text:p>Integrace s GITem - pluginy</text:p>
                  </text:list-item>
                </text:list>
              </text:list-item>
              <text:list-item>
                <text:p>SVN – Apache Subversion</text:p>
                <text:list>
                  <text:list-item>
                    <text:p>commit – revision</text:p>
                  </text:list-item>
                  <text:list-item>
                    <text:p>Proti gitu pomalé – pro velké projekty ne příliš vhodné</text:p>
                  </text:list-item>
                  <text:list-item>
                    <text:p>Integrace s gitem – nástroj <text:span text:style-name="T3">git-svn</text:span></text:p>
                  </text:list-item>
                </text:list>
              </text:list-item>
              <text:list-item>
                <text:p><text:span text:style-name="T4">BitKeeper, Monot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ntracked, tracked, changed, staged, commited</text:p>
              </text:list-item>
              <text:list-item>
                <text:p>Commit</text:p>
                <text:list>
                  <text:list-item>
                    <text:p>Předek, potomek, SHA-1 hash obsahu, message</text:p>
                  </text:list-item>
                </text:list>
              </text:list-item>
              <text:list-item>
                <text:p>Revision (HEAD – ukazatel na poslední commit)</text:p>
              </text:list-item>
              <text:list-item>
                <text:p>Push</text:p>
              </text:list-item>
              <text:list-item>
                <text:p>Conflict</text:p>
              </text:list-item>
              <text:list-item>
                <text:p>Branch, tag</text:p>
              </text:list-item>
              <text:list-item>
                <text:p>Fetch</text:p>
              </text:list-item>
              <text:list-item>
                <text:p>Merge, rebase</text:p>
              </text:list-item>
              <text:list-item>
                <text:p>Pull (fetch + merge)</text:p>
              </text:list-item>
              <text:list-item>
                <text:p>Pull – rebase(fetch + reba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říprav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nux</text:p>
                <text:list>
                  <text:list-item>
                    <text:p>cd do složky kde chceme vytvořit repozitář</text:p>
                  </text:list-item>
                  <text:list-item>
                    <text:p>Např. ~/repo/git</text:p>
                  </text:list-item>
                </text:list>
              </text:list-item>
              <text:list-item>
                <text:p>Windows</text:p>
                <text:list>
                  <text:list-item>
                    <text:p>Spustit Git Bash</text:p>
                    <text:list>
                      <text:list-item>
                        <text:p>fungují zde linuxové příkazy</text:p>
                      </text:list-item>
                    </text:list>
                  </text:list-item>
                  <text:list-item>
                    <text:p>Příkazem cd přejít do složky, kde chceme vytvořit repozitář</text:p>
                  </text:list-item>
                </text:list>
              </text:list-item>
              <text:list-item>
                <text:p>Github</text:p>
                <text:list>
                  <text:list-item>
                    <text:p>github.com – založit účet – voliteln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Jméno a mail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3">git config --global --add user.email &lt;mail&gt;</text:span></text:p>
              </text:list-item>
              <text:list-item>
                <text:p text:style-name="P5"><text:span text:style-name="T3">git config --global --add user.name &lt;vaše jméno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Založení(stažení)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zdálené – např. Git hub</text:p>
                <text:list>
                  <text:list-item>
                    <text:p><text:span text:style-name="T3">git clone </text:span><text:span text:style-name="T3"><text:a xlink:href="https://github.com/stulc/gitlecture.git" xlink:type="simple">https://github.com/stulc/gitlecture.git</text:a></text:span><text:span text:style-name="T3"> gitLecture</text:span></text:p>
                  </text:list-item>
                </text:list>
              </text:list-item>
              <text:list-item>
                <text:p><text:span text:style-name="T3">Lokální</text:span></text:p>
                <text:list>
                  <text:list-item>
                    <text:p><text:span text:style-name="T3">mkdir</text:span></text:p>
                  </text:list-item>
                  <text:list-item>
                    <text:p><text:span text:style-name="T3">git init</text:span></text:p>
                  </text:list-item>
                  <text:list-item>
                    <text:p><text:span text:style-name="T3">git remote add origin &lt;adres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ull – Commit - Push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3">git status</text:span></text:p>
              </text:list-item>
              <text:list-item>
                <text:p text:style-name="P6"><text:span text:style-name="T3">git pull origin master</text:span></text:p>
              </text:list-item>
              <text:list-item>
                <text:p text:style-name="P6"><text:span text:style-name="T4">Udělat změny</text:span></text:p>
              </text:list-item>
              <text:list-item>
                <text:p text:style-name="P6"><text:span text:style-name="T3">git status</text:span></text:p>
              </text:list-item>
              <text:list-item>
                <text:p text:style-name="P6"><text:span text:style-name="T3">git add &lt;soubor&gt;</text:span></text:p>
              </text:list-item>
              <text:list-item>
                <text:p text:style-name="P6"><text:span text:style-name="T3">git commit -m "first commit"</text:span></text:p>
              </text:list-item>
              <text:list-item>
                <text:p text:style-name="P6"><text:span text:style-name="T3">git push origin mas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3">git gui</text:span></text:p>
              </text:list-item>
              <text:list-item>
                <text:p text:style-name="P5"><text:span text:style-name="T3">gitk – </text:span><text:span text:style-name="T4">grafická verze</text:span><text:span text:style-name="T3"> git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Větvení 1/2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git status</text:span></text:p>
              </text:list-item>
              <text:list-item>
                <text:p text:style-name="P5"><text:span text:style-name="T4">Vytvoření větve – </text:span><text:span text:style-name="T3">git branch &lt;jméno&gt;</text:span></text:p>
              </text:list-item>
              <text:list-item>
                <text:p text:style-name="P5"><text:span text:style-name="T4">List větví – </text:span><text:span text:style-name="T3">git branch</text:span></text:p>
                <text:list>
                  <text:list-item>
                    <text:p><text:span text:style-name="T4">Včetně vzdálených - </text:span><text:span text:style-name="T3">git branch --all</text:span></text:p>
                  </text:list-item>
                  <text:list-item>
                    <text:p><text:span text:style-name="T3">merged, no-merged</text:span></text:p>
                  </text:list-item>
                </text:list>
              </text:list-item>
              <text:list-item>
                <text:p><text:span text:style-name="T3">Smazání větve – </text:span><text:span text:style-name="T4">git branch -d &lt;jméno&gt;</text:span></text:p>
              </text:list-item>
              <text:list-item>
                <text:p><text:span text:style-name="T4">Přepnutí do větve – </text:span><text:span text:style-name="T3">git checkout &lt;jméno&gt;</text:span></text:p>
              </text:list-item>
              <text:list-item>
                <text:p><text:span text:style-name="T3">Vytvoření větve s přepnutím</text:span></text:p>
                <text:list>
                  <text:list-item>
                    <text:p><text:span text:style-name="T3">git checkout -b &lt;jméno&gt;</text:span></text:p>
                  </text:list-item>
                </text:list>
              </text:list-item>
              <text:list-item>
                <text:p><text:span text:style-name="T3">Pomocí git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Větvení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ush větve do nové vzdálené větve</text:p>
                <text:list>
                  <text:list-item>
                    <text:p><text:span text:style-name="T3">git push origin &lt;lokalni&gt;:&lt;vzdalena&gt;</text:span></text:p>
                  </text:list-item>
                </text:list>
              </text:list-item>
              <text:list-item>
                <text:p><text:span text:style-name="T4">Smazání vzdálené větve</text:span></text:p>
                <text:list>
                  <text:list-item>
                    <text:p><text:span text:style-name="T3">git push origin :&lt;vzdalena&gt;</text:span></text:p>
                  </text:list-item>
                  <text:list-item>
                    <text:p><text:span text:style-name="T4">Vždy nejprve mažeme vzdálenou a teprve poté lokální větev</text:span></text:p>
                  </text:list-item>
                </text:list>
              </text:list-item>
              <text:list-item>
                <text:p><text:span text:style-name="T3">git checkout -b &lt;vetev&gt; origin/&lt;vetev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Merge x Re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Změny v jedné větvi promítnout do druhé</text:p>
              </text:list-item>
              <text:list-item>
                <text:p>Merge</text:p>
                <text:list>
                  <text:list-item>
                    <text:p>Sloučí větve do jedné – všechny conflicty najednou</text:p>
                  </text:list-item>
                  <text:list-item>
                    <text:p>V historii je vidět větvení a spojení</text:p>
                  </text:list-item>
                </text:list>
              </text:list-item>
              <text:list-item>
                <text:p>Rebase</text:p>
                <text:list>
                  <text:list-item>
                    <text:p>Mé commity jsou po jednom aplikovány na větev na kterou dělám rebase</text:p>
                  </text:list-item>
                  <text:list-item>
                    <text:p>Conflicty se musí řešit commit po commitu</text:p>
                  </text:list-item>
                  <text:list-item>
                    <text:p>Hitorie se tváří, že k větvení nedoš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Rebase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3">git rebase &lt;vetev&gt;</text:span></text:p>
                <text:list>
                  <text:list-item>
                    <text:p><text:span text:style-name="T4">Mé commity se aplikují na větev</text:span></text:p>
                  </text:list-item>
                  <text:list-item>
                    <text:p><text:span text:style-name="T4">Změněna bude aktuální větev </text:span><text:span text:style-name="T3">&lt;vetev&gt; </text:span><text:span text:style-name="T4">zůstane nedotčená</text:span></text:p>
                  </text:list-item>
                  <text:list-item>
                    <text:p><text:span text:style-name="T4">Pokud nastane konflikt, vyřeší se, soubor se dá do stavu připraven ke commitu</text:span></text:p>
                  </text:list-item>
                  <text:list-item>
                    <text:p><text:span text:style-name="T3">git rebase –continue</text:span></text:p>
                  </text:list-item>
                  <text:list-item>
                    <text:p><text:span text:style-name="T4">Zrušení rebase -</text:span><text:span text:style-name="T3"> Git rebase –abort</text:span></text:p>
                  </text:list-item>
                </text:list>
              </text:list-item>
              <text:list-item>
                <text:p><text:span text:style-name="T3">git pull --reb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Životní cyklus úkolu s merge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git pull</text:span></text:p>
              </text:list-item>
              <text:list-item>
                <text:p text:style-name="P5"><text:span text:style-name="T3">git checkout -b ukol</text:span></text:p>
              </text:list-item>
              <text:list-item>
                <text:p text:style-name="P5"><text:span text:style-name="T4">Pracuji - commituji – každá věc, která jde pojmenovat = commit</text:span></text:p>
              </text:list-item>
              <text:list-item>
                <text:p text:style-name="P5"><text:span text:style-name="T3">git checkout master</text:span></text:p>
              </text:list-item>
              <text:list-item>
                <text:p text:style-name="P5"><text:span text:style-name="T3">git pull</text:span></text:p>
              </text:list-item>
              <text:list-item>
                <text:p text:style-name="P5"><text:span text:style-name="T3">git merge ukol</text:span></text:p>
              </text:list-item>
              <text:list-item>
                <text:p text:style-name="P5"><text:span text:style-name="T3">git branch -d uk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Životní cyklus úkolu s rebase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...</text:span></text:p>
              </text:list-item>
              <text:list-item>
                <text:p text:style-name="P5"><text:span text:style-name="T3">git fetch</text:span></text:p>
              </text:list-item>
              <text:list-item>
                <text:p text:style-name="P5"><text:span text:style-name="T3">git rebase origin/master</text:span></text:p>
              </text:list-item>
              <text:list-item>
                <text:p text:style-name="P5"><text:span text:style-name="T3">git checkout master</text:span></text:p>
              </text:list-item>
              <text:list-item>
                <text:p text:style-name="P5"><text:span text:style-name="T3">git pull</text:span></text:p>
              </text:list-item>
              <text:list-item>
                <text:p text:style-name="P5"><text:span text:style-name="T3">git merge ukol</text:span></text:p>
              </text:list-item>
              <text:list-item>
                <text:p text:style-name="P5"><text:span text:style-name="T3">git branch -d uk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Cherry-pi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plikace jednoho konkrétního commitu z jedné větve na jinou větev</text:p>
              </text:list-item>
              <text:list-item>
                <text:p>Rebase provádí sérii cherry-picků</text:p>
              </text:list-item>
              <text:list-item>
                <text:p>Např. přenos funkcinality z hlavní větvě do patchové</text:p>
              </text:list-item>
              <text:list-item>
                <text:p>git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git res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Změna indexu větvě na jinou revision</text:p>
              </text:list-item>
              <text:list-item>
                <text:p><text:span text:style-name="T3">git reset --hard</text:span></text:p>
              </text:list-item>
              <text:list-item>
                <text:p>soft, mixed, merge, keep</text:p>
              </text:list-item>
              <text:list-item>
                <text:p>https://git-scm.com/docs/git-re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Sta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Dočasné odložení necommitnutých změn</text:span></text:p>
              </text:list-item>
              <text:list-item>
                <text:p><text:span text:style-name="T4">Zásobník</text:span></text:p>
              </text:list-item>
              <text:list-item>
                <text:p><text:span text:style-name="T3">git stash</text:span></text:p>
              </text:list-item>
              <text:list-item>
                <text:p><text:span text:style-name="T3">git stash list</text:span></text:p>
              </text:list-item>
              <text:list-item>
                <text:p><text:span text:style-name="T3">git stash pop (apply + drop)</text:span></text:p>
              </text:list-item>
              <text:list-item>
                <text:p><text:span text:style-name="T3">git stash bran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T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Značka k revision</text:p>
              </text:list-item>
              <text:list-item>
                <text:p><text:span text:style-name="T3">git tag</text:span></text:p>
              </text:list-item>
              <text:list-item>
                <text:p><text:span text:style-name="T3">git tag -a v1.2 -m 'version 1.2'</text:span></text:p>
              </text:list-item>
              <text:list-item>
                <text:p><text:span text:style-name="T3">git push origin v1.2</text:span></text:p>
              </text:list-item>
              <text:list-item>
                <text:p><text:span text:style-name="T3">git checkout -b newbranch v1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32">
        <draw:frame presentation:style-name="pr6" draw:text-style-name="P8" draw:layer="layout" svg:width="25.199cm" svg:height="16.255cm" svg:x="1.4cm" svg:y="0.837cm" presentation:class="subtitle">
          <draw:text-box>
            <text:p text:style-name="P7"><text:span text:style-name="T5">Dotaz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07:49:20.766177561</meta:creation-date>
    <dc:date>2016-03-07T17:04:24.509530363</dc:date>
    <meta:editing-duration>PT7H20M37S</meta:editing-duration>
    <meta:editing-cycles>29</meta:editing-cycles>
    <meta:generator>LibreOffice/5.0.5.2$Linux_X86_64 LibreOffice_project/00m0$Build-2</meta:generator>
    <meta:document-statistic meta:object-count="108"/>
  </office:meta>
</office:document-meta>
</file>